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rial, Helvetica, sans-serif" svg:font-family="Arial, Helvetica, sans-serif" style:font-family-generic="system"/>
    <style:font-face style:name="Comic Sans MS" svg:font-family="Comic Sans MS" style:font-family-generic="script" style:font-pitch="variable" svg:panose-1="3 15 7 2 3 3 2 2 2 4"/>
    <style:font-face style:name="sans-serif" svg:font-family="sans-serif" style:font-family-generic="system"/>
    <style:font-face style:name="Georgia, 'Bitstream Charter', s" svg:font-family="Georgia, 'Bitstream Charter', s" style:font-family-generic="system"/>
    <style:font-face style:name="MoMA Sans" svg:font-family="MoMA Sans" style:font-family-generic="system"/>
    <style:font-face style:name="open sansregular" svg:font-family="open sansregular" style:font-family-generic="system"/>
    <style:font-face style:name="ff4, Georgia1, Georgia, serif" svg:font-family="ff4, Georgia1, Georgia,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language-asian="fr" style:country-asian="FR" style:language-complex="ar" style:country-complex="SA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T4" style:parent-style-name="Policepardéfaut" style:family="text">
      <style:text-properties style:language-asian="fr" style:country-asian="FR" style:language-complex="ar" style:country-complex="SA"/>
    </style:style>
    <style:style style:name="T5" style:parent-style-name="Policepardéfaut" style:family="text">
      <style:text-properties style:language-asian="fr" style:country-asian="FR" style:language-complex="ar" style:country-complex="SA"/>
    </style:style>
    <style:style style:name="T6" style:parent-style-name="Policepardéfaut" style:family="text">
      <style:text-properties style:language-asian="fr" style:country-asian="FR" style:language-complex="ar" style:country-complex="SA"/>
    </style:style>
    <style:style style:name="T7" style:parent-style-name="Policepardéfaut" style:family="text">
      <style:text-properties style:language-asian="fr" style:country-asian="FR" style:language-complex="ar" style:country-complex="SA"/>
    </style:style>
    <style:style style:name="T8" style:parent-style-name="Policepardéfaut" style:family="text">
      <style:text-properties style:language-asian="fr" style:country-asian="FR" style:language-complex="ar" style:country-complex="SA"/>
    </style:style>
    <style:style style:name="T9" style:parent-style-name="Policepardéfaut" style:family="text">
      <style:text-properties style:language-asian="fr" style:country-asian="FR" style:language-complex="ar" style:country-complex="SA"/>
    </style:style>
    <style:style style:name="T10" style:parent-style-name="Policepardéfaut" style:family="text">
      <style:text-properties style:language-asian="fr" style:country-asian="FR" style:language-complex="ar" style:country-complex="SA"/>
    </style:style>
    <style:style style:name="T11" style:parent-style-name="Policepardéfaut" style:family="text">
      <style:text-properties style:language-asian="fr" style:country-asian="FR" style:language-complex="ar" style:country-complex="SA"/>
    </style:style>
    <style:style style:name="T12" style:parent-style-name="Policepardéfaut" style:family="text">
      <style:text-properties style:language-asian="fr" style:country-asian="FR" style:language-complex="ar" style:country-complex="SA"/>
    </style:style>
    <style:style style:name="T13" style:parent-style-name="Policepardéfaut" style:family="text">
      <style:text-properties style:language-asian="fr" style:country-asian="FR" style:language-complex="ar" style:country-complex="SA"/>
    </style:style>
    <style:style style:name="T14" style:parent-style-name="Policepardéfaut" style:family="text">
      <style:text-properties style:language-asian="fr" style:country-asian="FR" style:language-complex="ar" style:country-complex="SA"/>
    </style:style>
    <style:style style:name="T15" style:parent-style-name="Policepardéfaut" style:family="text">
      <style:text-properties style:language-asian="fr" style:country-asian="FR" style:language-complex="ar" style:country-complex="SA"/>
    </style:style>
    <style:style style:name="T16" style:parent-style-name="Policepardéfaut" style:family="text">
      <style:text-properties style:font-name="Arial, Helvetica, sans-serif" fo:color="#575757" fo:font-size="18pt" style:font-size-asian="18pt"/>
    </style:style>
    <style:style style:name="P17" style:parent-style-name="Titre1" style:family="paragraph">
      <style:paragraph-properties fo:text-align="center"/>
    </style:style>
    <style:style style:name="T18" style:parent-style-name="Policepardéfaut" style:family="text">
      <style:text-properties style:font-name="Comic Sans MS" fo:font-weight="normal" style:font-weight-asian="normal" style:font-weight-complex="normal" fo:color="#000000" fo:font-size="8pt" style:font-size-asian="8pt" style:font-size-complex="8pt"/>
    </style:style>
    <style:style style:name="T19" style:parent-style-name="Policepardéfaut" style:family="text">
      <style:text-properties style:font-name="Comic Sans MS" fo:font-weight="normal" style:font-weight-asian="normal" style:font-weight-complex="normal" fo:color="#000000" fo:font-size="8pt" style:font-size-asian="8pt" style:font-size-complex="8pt"/>
    </style:style>
    <style:style style:name="P20" style:parent-style-name="Textbody" style:family="paragraph">
      <style:text-properties style:font-name="Comic Sans MS" fo:color="#000000" fo:font-size="8pt" style:font-size-asian="8pt" style:font-size-complex="8pt"/>
    </style:style>
    <style:style style:name="T21" style:parent-style-name="Policepardéfaut" style:family="text">
      <style:text-properties style:font-name="Comic Sans MS" fo:color="#000000" fo:font-size="8pt" style:font-size-asian="8pt" style:font-size-complex="8pt"/>
    </style:style>
    <style:style style:name="T22" style:parent-style-name="Policepardéfaut" style:family="text">
      <style:text-properties style:font-name="sans-serif" fo:color="#222222" fo:font-size="9pt" style:font-size-asian="9pt" style:font-size-complex="8pt"/>
    </style:style>
    <style:style style:name="T23" style:parent-style-name="Policepardéfaut" style:family="text">
      <style:text-properties style:font-name="sans-serif" fo:color="#0B0080" fo:font-size="9pt" style:font-size-asian="9pt" style:font-size-complex="8pt"/>
    </style:style>
    <style:style style:name="T24" style:parent-style-name="Policepardéfaut" style:family="text">
      <style:text-properties style:font-name="sans-serif" fo:color="#222222" fo:font-size="9pt" style:font-size-asian="9pt" style:font-size-complex="8pt"/>
    </style:style>
    <style:style style:name="T25" style:parent-style-name="Policepardéfaut" style:family="text">
      <style:text-properties style:font-name="sans-serif" fo:font-weight="bold" style:font-weight-asian="bold" style:font-weight-complex="bold" fo:color="#004586" fo:font-size="9pt" style:font-size-asian="9pt" style:font-size-complex="8pt"/>
    </style:style>
    <style:style style:name="T26" style:parent-style-name="Policepardéfaut" style:family="text">
      <style:text-properties style:font-name="sans-serif" fo:font-weight="bold" style:font-weight-asian="bold" style:font-weight-complex="bold" fo:color="#004586" fo:font-size="9pt" style:font-size-asian="9pt" style:font-size-complex="8pt"/>
    </style:style>
    <style:style style:name="T27" style:parent-style-name="Policepardéfaut" style:family="text">
      <style:text-properties style:font-name="sans-serif" fo:color="#222222" fo:font-size="9pt" style:font-size-asian="9pt" style:font-size-complex="8pt"/>
    </style:style>
    <style:style style:name="T28" style:parent-style-name="Policepardéfaut" style:family="text">
      <style:text-properties style:font-name="Comic Sans MS" fo:color="#000000" fo:font-size="8pt" style:font-size-asian="8pt" style:font-size-complex="8pt"/>
    </style:style>
    <style:style style:name="T29" style:parent-style-name="Policepardéfaut" style:family="text">
      <style:text-properties style:font-name="Comic Sans MS" fo:color="#000000" fo:font-size="8pt" style:font-size-asian="8pt" style:font-size-complex="8pt"/>
    </style:style>
    <style:style style:name="T30" style:parent-style-name="Policepardéfaut" style:family="text">
      <style:text-properties style:font-name="sans-serif" fo:color="#222222" fo:font-size="9pt" style:font-size-asian="9pt" style:font-size-complex="8pt"/>
    </style:style>
    <style:style style:name="T31" style:parent-style-name="Policepardéfaut" style:family="text">
      <style:text-properties style:font-name="sans-serif" fo:font-style="italic" style:font-style-asian="italic" fo:color="#222222" fo:font-size="9pt" style:font-size-asian="9pt" style:font-size-complex="8pt"/>
    </style:style>
    <style:style style:name="T32" style:parent-style-name="Policepardéfaut" style:family="text">
      <style:text-properties style:font-name="sans-serif" fo:color="#222222" fo:font-size="9pt" style:font-size-asian="9pt" style:font-size-complex="8pt"/>
    </style:style>
    <style:style style:name="T33" style:parent-style-name="Policepardéfaut" style:family="text">
      <style:text-properties style:font-name="Comic Sans MS" fo:color="#000000" fo:font-size="8pt" style:font-size-asian="8pt" style:font-size-complex="8pt"/>
    </style:style>
    <style:style style:name="T34" style:parent-style-name="Policepardéfaut" style:family="text">
      <style:text-properties style:font-name="Comic Sans MS" fo:color="#000000" fo:font-size="8pt" style:font-size-asian="8pt" style:font-size-complex="8pt"/>
    </style:style>
    <style:style style:name="T35" style:parent-style-name="Policepardéfaut" style:family="text">
      <style:text-properties style:font-name="Comic Sans MS" fo:color="#000000" fo:letter-spacing="-0.0104in" fo:font-size="8pt" style:font-size-asian="8pt" style:font-size-complex="8pt"/>
    </style:style>
    <style:style style:name="T36" style:parent-style-name="Policepardéfaut" style:family="text">
      <style:text-properties style:font-name="sans-serif" fo:font-style="italic" style:font-style-asian="italic" fo:color="#000000" fo:font-size="10pt" style:font-size-asian="10pt" style:font-size-complex="10pt"/>
    </style:style>
    <style:style style:name="T37" style:parent-style-name="Policepardéfaut" style:family="text">
      <style:text-properties style:font-name="sans-serif" fo:color="#222222" fo:font-size="9pt" style:font-size-asian="9pt" style:font-size-complex="8pt"/>
    </style:style>
    <style:style style:name="T38" style:parent-style-name="Policepardéfaut" style:family="text">
      <style:text-properties style:font-name="sans-serif" fo:color="#222222" fo:font-size="9pt" style:font-size-asian="9pt" style:font-size-complex="8pt"/>
    </style:style>
    <style:style style:name="T39" style:parent-style-name="Policepardéfaut" style:family="text">
      <style:text-properties style:font-name="sans-serif" fo:font-style="italic" style:font-style-asian="italic" fo:color="#0B0080" fo:font-size="9pt" style:font-size-asian="9pt" style:font-size-complex="8pt"/>
    </style:style>
    <style:style style:name="T40" style:parent-style-name="Policepardéfaut" style:family="text">
      <style:text-properties style:font-name="sans-serif" fo:color="#222222" fo:font-size="9pt" style:font-size-asian="9pt" style:font-size-complex="8pt"/>
    </style:style>
    <style:style style:name="T41" style:parent-style-name="Policepardéfaut" style:family="text">
      <style:text-properties style:font-name="Georgia, 'Bitstream Charter', s" fo:color="#333333" fo:font-size="10pt" style:font-size-asian="10pt" style:font-size-complex="8pt"/>
    </style:style>
    <style:style style:name="T42" style:parent-style-name="Policepardéfaut" style:family="text">
      <style:text-properties style:font-name="sans-serif" fo:color="#222222" fo:font-size="9pt" style:font-size-asian="9pt" style:font-size-complex="8pt"/>
    </style:style>
    <style:style style:name="T43" style:parent-style-name="Policepardéfaut" style:family="text">
      <style:text-properties style:font-name="sans-serif" fo:color="#0B0080" fo:font-size="9pt" style:font-size-asian="9pt" style:font-size-complex="8pt"/>
    </style:style>
    <style:style style:name="T44" style:parent-style-name="Policepardéfaut" style:family="text">
      <style:text-properties style:font-name="sans-serif" fo:color="#222222" fo:font-size="9pt" style:font-size-asian="9pt" style:font-size-complex="8pt"/>
    </style:style>
    <style:style style:name="T45" style:parent-style-name="Policepardéfaut" style:family="text">
      <style:text-properties style:font-name="sans-serif" fo:color="#0B0080" fo:font-size="9pt" style:font-size-asian="9pt" style:font-size-complex="8pt"/>
    </style:style>
    <style:style style:name="T46" style:parent-style-name="Policepardéfaut" style:family="text">
      <style:text-properties style:font-name="sans-serif" fo:color="#222222" fo:font-size="9pt" style:font-size-asian="9pt" style:font-size-complex="8pt"/>
    </style:style>
    <style:style style:name="T47" style:parent-style-name="Policepardéfaut" style:family="text">
      <style:text-properties style:font-name="Comic Sans MS" fo:color="#000000" fo:font-size="8pt" style:font-size-asian="8pt" style:font-size-complex="8pt"/>
    </style:style>
    <style:style style:name="T48" style:parent-style-name="Policepardéfaut" style:family="text">
      <style:text-properties style:font-name="sans-serif" fo:color="#0B0080" fo:font-size="9pt" style:font-size-asian="9pt" style:font-size-complex="8pt"/>
    </style:style>
    <style:style style:name="T49" style:parent-style-name="Policepardéfaut" style:family="text">
      <style:text-properties style:font-name="sans-serif" fo:color="#0B0080" fo:font-size="9pt" style:font-size-asian="9pt" style:font-size-complex="8pt"/>
    </style:style>
    <style:style style:name="T50" style:parent-style-name="Policepardéfaut" style:family="text">
      <style:text-properties style:font-name="sans-serif" fo:color="#222222" fo:font-size="9pt" style:font-size-asian="9pt" style:font-size-complex="8pt"/>
    </style:style>
    <style:style style:name="T51" style:parent-style-name="Policepardéfaut" style:family="text">
      <style:text-properties style:font-name="sans-serif" fo:color="#222222" fo:font-size="9pt" style:font-size-asian="9pt" style:font-size-complex="8pt"/>
    </style:style>
    <style:style style:name="P52" style:parent-style-name="Textbody" style:family="paragraph">
      <style:text-properties style:font-name="Comic Sans MS" fo:color="#000000" fo:font-size="8pt" style:font-size-asian="8pt" style:font-size-complex="8pt"/>
    </style:style>
    <style:style style:name="T53" style:parent-style-name="Policepardéfaut" style:family="text">
      <style:text-properties style:font-name="sans-serif" fo:color="#222222" fo:font-size="9pt" style:font-size-asian="9pt" style:font-size-complex="8pt"/>
    </style:style>
    <style:style style:name="T54" style:parent-style-name="Policepardéfaut" style:family="text">
      <style:text-properties style:font-name="sans-serif" fo:color="#0B0080" fo:font-size="9pt" style:font-size-asian="9pt" style:font-size-complex="8pt"/>
    </style:style>
    <style:style style:name="T55" style:parent-style-name="Policepardéfaut" style:family="text">
      <style:text-properties style:font-name="sans-serif" fo:color="#222222" fo:font-size="9pt" style:font-size-asian="9pt" style:font-size-complex="8pt"/>
    </style:style>
    <style:style style:name="T56" style:parent-style-name="Policepardéfaut" style:family="text">
      <style:text-properties style:font-name="sans-serif" fo:color="#0B0080" fo:font-size="9pt" style:font-size-asian="9pt" style:font-size-complex="8pt"/>
    </style:style>
    <style:style style:name="T57" style:parent-style-name="Policepardéfaut" style:family="text">
      <style:text-properties style:font-name="sans-serif" fo:color="#0B0080" fo:font-size="9pt" style:font-size-asian="9pt" style:font-size-complex="8pt"/>
    </style:style>
    <style:style style:name="T58" style:parent-style-name="Policepardéfaut" style:family="text">
      <style:text-properties style:font-name="sans-serif" fo:font-weight="bold" style:font-weight-asian="bold" style:font-weight-complex="bold" fo:font-style="italic" style:font-style-asian="italic" style:font-style-complex="italic" fo:color="#222222" fo:font-size="9pt" style:font-size-asian="9pt" style:font-size-complex="9pt"/>
    </style:style>
    <style:style style:name="T59" style:parent-style-name="Policepardéfaut" style:family="text">
      <style:text-properties style:font-name="sans-serif" fo:color="#222222" fo:font-size="9pt" style:font-size-asian="9pt" style:font-size-complex="9pt"/>
    </style:style>
    <style:style style:name="T60" style:parent-style-name="Policepardéfaut" style:family="text">
      <style:text-properties style:font-name="sans-serif" fo:color="#222222" fo:font-size="9pt" style:font-size-asian="9pt" style:font-size-complex="9pt"/>
    </style:style>
    <style:style style:name="P61" style:parent-style-name="Textbody" style:family="paragraph">
      <style:text-properties style:font-name="Comic Sans MS" fo:font-weight="bold" style:font-weight-asian="bold" style:font-weight-complex="bold" fo:font-style="italic" style:font-style-asian="italic" style:font-style-complex="italic" fo:color="#000000" fo:font-size="8pt" style:font-size-asian="8pt" style:font-size-complex="8pt"/>
    </style:style>
    <style:style style:name="P62" style:parent-style-name="Textbody" style:family="paragraph">
      <style:text-properties style:font-name="Comic Sans MS" fo:color="#000000" fo:font-size="8pt" style:font-size-asian="8pt" style:font-size-complex="8pt"/>
    </style:style>
    <style:style style:name="T63" style:parent-style-name="Policepardéfaut" style:family="text">
      <style:text-properties style:font-name="Georgia, 'Bitstream Charter', s" fo:color="#333333" fo:font-size="10pt" style:font-size-asian="10pt" style:font-size-complex="8pt"/>
    </style:style>
    <style:style style:name="T64" style:parent-style-name="Policepardéfaut" style:family="text">
      <style:text-properties style:font-name="Georgia, 'Bitstream Charter', s" fo:color="#333333" fo:font-size="10pt" style:font-size-asian="10pt" style:font-size-complex="8pt"/>
    </style:style>
    <style:style style:name="T65" style:parent-style-name="Policepardéfaut" style:family="text">
      <style:text-properties style:font-name="Georgia, 'Bitstream Charter', s" fo:font-weight="bold" style:font-weight-asian="bold" style:font-weight-complex="bold" fo:color="#333333" fo:font-size="10pt" style:font-size-asian="10pt" style:font-size-complex="8pt"/>
    </style:style>
    <style:style style:name="T66" style:parent-style-name="Policepardéfaut" style:family="text">
      <style:text-properties style:font-name="Georgia, 'Bitstream Charter', s" fo:color="#333333" fo:font-size="10pt" style:font-size-asian="10pt" style:font-size-complex="8pt"/>
    </style:style>
    <style:style style:name="T67" style:parent-style-name="Policepardéfaut" style:family="text">
      <style:text-properties style:font-name="Georgia, 'Bitstream Charter', s" fo:color="#333333" fo:font-size="10pt" style:font-size-asian="10pt" style:font-size-complex="8pt"/>
    </style:style>
    <style:style style:name="P68" style:parent-style-name="Textbody" style:family="paragraph">
      <style:text-properties style:font-name="Comic Sans MS" fo:font-weight="bold" style:font-weight-asian="bold" style:font-weight-complex="bold" fo:font-style="italic" style:font-style-asian="italic" style:font-style-complex="italic" fo:color="#000000" fo:font-size="8pt" style:font-size-asian="8pt" style:font-size-complex="8pt"/>
    </style:style>
    <style:style style:name="T69" style:parent-style-name="Policepardéfaut" style:family="text">
      <style:text-properties style:font-name="Comic Sans MS" fo:color="#000000" fo:font-size="8pt" style:font-size-asian="8pt" style:font-size-complex="8pt"/>
    </style:style>
    <style:style style:name="T70" style:parent-style-name="Policepardéfaut" style:family="text">
      <style:text-properties style:font-name="Comic Sans MS" fo:font-weight="bold" style:font-weight-asian="bold" style:font-weight-complex="bold" fo:color="#C5000B" fo:font-size="8pt" style:font-size-asian="8pt" style:font-size-complex="8pt"/>
    </style:style>
    <style:style style:name="T71" style:parent-style-name="Policepardéfaut" style:family="text">
      <style:text-properties style:font-name="Comic Sans MS" fo:color="#000000" fo:font-size="8pt" style:font-size-asian="8pt" style:font-size-complex="8pt"/>
    </style:style>
    <style:style style:name="T72" style:parent-style-name="Policepardéfaut" style:family="text">
      <style:text-properties style:font-name="Comic Sans MS" fo:color="#000000" fo:font-size="8pt" style:font-size-asian="8pt" style:font-size-complex="8pt"/>
    </style:style>
    <style:style style:name="P73" style:parent-style-name="Textbody" style:family="paragraph">
      <style:text-properties style:font-name="Comic Sans MS" fo:color="#000000" fo:font-size="8pt" style:font-size-asian="8pt" style:font-size-complex="8pt"/>
    </style:style>
    <style:style style:name="P74" style:parent-style-name="Textbody" style:family="paragraph">
      <style:text-properties style:font-name="Comic Sans MS" fo:font-weight="bold" style:font-weight-asian="bold" style:font-weight-complex="bold" fo:color="#000000" fo:font-size="8pt" style:font-size-asian="8pt" style:font-size-complex="8pt"/>
    </style:style>
    <style:style style:name="T75" style:parent-style-name="Policepardéfaut" style:family="text">
      <style:text-properties style:font-name="Comic Sans MS" fo:color="#000000" fo:font-size="8pt" style:font-size-asian="8pt" style:font-size-complex="8pt"/>
    </style:style>
    <style:style style:name="T76" style:parent-style-name="Policepardéfaut" style:family="text">
      <style:text-properties style:font-name="Comic Sans MS" fo:color="#000000" fo:font-size="8pt" style:font-size-asian="8pt" style:font-size-complex="8pt"/>
    </style:style>
    <style:style style:name="T77" style:parent-style-name="Policepardéfaut" style:family="text">
      <style:text-properties style:font-name="Comic Sans MS" fo:font-weight="bold" style:font-weight-asian="bold" style:font-weight-complex="bold" fo:color="#000000" fo:font-size="8pt" style:font-size-asian="8pt" style:font-size-complex="8pt"/>
    </style:style>
    <style:style style:name="T78" style:parent-style-name="Policepardéfaut" style:family="text">
      <style:text-properties style:font-name="Comic Sans MS" fo:color="#000000" fo:font-size="8pt" style:font-size-asian="8pt" style:font-size-complex="8pt"/>
    </style:style>
    <style:style style:name="T79" style:parent-style-name="Policepardéfaut" style:family="text">
      <style:text-properties style:font-name="Comic Sans MS" fo:font-weight="bold" style:font-weight-asian="bold" style:font-weight-complex="bold" fo:color="#000000" fo:font-size="8pt" style:font-size-asian="8pt" style:font-size-complex="8pt"/>
    </style:style>
    <style:style style:name="T80" style:parent-style-name="Policepardéfaut" style:family="text">
      <style:text-properties style:font-name="Comic Sans MS" fo:color="#000000" fo:font-size="8pt" style:font-size-asian="8pt" style:font-size-complex="8pt"/>
    </style:style>
    <style:style style:name="P81" style:parent-style-name="Standard" style:family="paragraph">
      <style:text-properties style:font-name="Comic Sans MS" fo:color="#000000" fo:font-size="8pt" style:font-size-asian="8pt" style:font-size-complex="8pt"/>
    </style:style>
    <style:style style:name="P82" style:parent-style-name="Standard" style:family="paragraph">
      <style:text-properties style:font-name="Comic Sans MS" fo:font-weight="bold" style:font-weight-asian="bold" style:font-weight-complex="bold" fo:color="#000000" fo:font-size="8pt" style:font-size-asian="8pt" style:font-size-complex="8pt"/>
    </style:style>
    <style:style style:name="P83" style:parent-style-name="Textbody" style:family="paragraph">
      <style:text-properties style:font-name="Comic Sans MS" fo:color="#000000" fo:font-size="8pt" style:font-size-asian="8pt" style:font-size-complex="8pt"/>
    </style:style>
    <style:style style:name="P84" style:parent-style-name="Textbody" style:family="paragraph">
      <style:text-properties style:font-name="Comic Sans MS" fo:color="#000000" fo:font-size="8pt" style:font-size-asian="8pt" style:font-size-complex="8pt"/>
    </style:style>
    <style:style style:name="P85" style:parent-style-name="Textbody" style:family="paragraph">
      <style:text-properties style:font-name="Comic Sans MS" fo:font-weight="bold" style:font-weight-asian="bold" style:font-weight-complex="bold" fo:color="#C5000B" fo:font-size="8pt" style:font-size-asian="8pt" style:font-size-complex="8pt"/>
    </style:style>
    <style:style style:name="P86" style:parent-style-name="Textbody" style:family="paragraph">
      <style:text-properties style:font-name="Comic Sans MS" fo:color="#000000" fo:font-size="8pt" style:font-size-asian="8pt" style:font-size-complex="8pt"/>
    </style:style>
    <style:style style:name="P87" style:parent-style-name="Textbody" style:family="paragraph">
      <style:text-properties style:font-name="Comic Sans MS" fo:color="#000000" fo:font-size="8pt" style:font-size-asian="8pt" style:font-size-complex="8pt"/>
    </style:style>
    <style:style style:name="P88" style:parent-style-name="Textbody" style:family="paragraph">
      <style:text-properties style:font-name="MoMA Sans" fo:color="#000000" fo:font-size="13.5pt" style:font-size-asian="13.5pt" style:font-size-complex="8pt"/>
    </style:style>
    <style:style style:name="T89" style:parent-style-name="Policepardéfaut" style:family="text">
      <style:text-properties style:font-name="MoMA Sans" fo:color="#000000" fo:font-size="13.5pt" style:font-size-asian="13.5pt" style:font-size-complex="8pt"/>
    </style:style>
    <style:style style:name="T90" style:parent-style-name="Policepardéfaut" style:family="text">
      <style:text-properties style:font-name="open sansregular" fo:color="#000000" fo:font-size="11pt" style:font-size-asian="11pt" style:font-size-complex="8pt"/>
    </style:style>
    <style:style style:name="T91" style:parent-style-name="Policepardéfaut" style:family="text">
      <style:text-properties style:font-name="MoMA Sans" fo:color="#000000" fo:font-size="13.5pt" style:font-size-asian="13.5pt" style:font-size-complex="8pt"/>
    </style:style>
    <style:style style:name="T92" style:parent-style-name="Policepardéfaut" style:family="text">
      <style:text-properties style:font-name="Comic Sans MS" fo:color="#000000" fo:font-size="8pt" style:font-size-asian="8pt" style:font-size-complex="8pt"/>
    </style:style>
    <style:style style:name="T93" style:parent-style-name="Policepardéfaut" style:family="text">
      <style:text-properties style:font-name="Comic Sans MS" fo:color="#000000" fo:font-size="8pt" style:font-size-asian="8pt" style:font-size-complex="8pt"/>
    </style:style>
    <style:style style:name="T94" style:parent-style-name="Policepardéfaut" style:family="text">
      <style:text-properties style:font-name="Comic Sans MS" fo:color="#000000" fo:font-size="8pt" style:font-size-asian="8pt" style:font-size-complex="8pt"/>
    </style:style>
    <style:style style:name="T95" style:parent-style-name="Policepardéfaut" style:family="text">
      <style:text-properties style:font-name="Comic Sans MS" fo:color="#000000" fo:font-size="8pt" style:font-size-asian="8pt" style:font-size-complex="8pt"/>
    </style:style>
    <style:style style:name="P96" style:parent-style-name="Textbody" style:family="paragraph">
      <style:text-properties style:font-name="ff4, Georgia1, Georgia, serif" fo:color="#000000" fo:font-size="8pt" style:font-size-asian="8pt" style:font-size-complex="8pt"/>
    </style:style>
    <style:style style:name="P97" style:parent-style-name="Standard" style:family="paragraph">
      <style:text-properties style:font-name="Comic Sans MS" fo:color="#000000" fo:font-size="8pt" style:font-size-asian="8pt" style:font-size-complex="8pt"/>
    </style:style>
    <style:style style:name="T98" style:parent-style-name="Policepardéfaut" style:family="text">
      <style:text-properties style:font-name="Comic Sans MS" fo:color="#000000" fo:font-size="8pt" style:font-size-asian="8pt" style:font-size-complex="8pt"/>
    </style:style>
    <style:style style:name="T99" style:parent-style-name="Policepardéfaut" style:family="text">
      <style:text-properties style:font-name="Comic Sans MS" fo:color="#000000" fo:font-size="8pt" style:font-size-asian="8pt" style:font-size-complex="8pt"/>
    </style:style>
    <style:style style:name="T100" style:parent-style-name="Policepardéfaut" style:family="text">
      <style:text-properties style:font-name="Comic Sans MS" fo:color="#000000" fo:font-size="8pt" style:font-size-asian="8pt" style:font-size-complex="8pt"/>
    </style:style>
    <style:style style:name="T101" style:parent-style-name="Policepardéfaut" style:family="text">
      <style:text-properties style:font-name="Comic Sans MS" fo:color="#000000" fo:font-size="8pt" style:font-size-asian="8pt" style:font-size-complex="8pt"/>
    </style:style>
    <style:style style:name="T102" style:parent-style-name="Policepardéfaut" style:family="text">
      <style:text-properties style:font-name="Comic Sans MS" fo:color="#000000" fo:font-size="8pt" style:font-size-asian="8pt" style:font-size-complex="8pt"/>
    </style:style>
    <style:style style:name="T103" style:parent-style-name="Policepardéfaut" style:family="text">
      <style:text-properties style:font-name="Georgia, 'Bitstream Charter', s" fo:color="#333333" fo:font-size="10pt" style:font-size-asian="10pt"/>
    </style:style>
    <style:style style:name="T104" style:parent-style-name="Policepardéfaut" style:family="text">
      <style:text-properties style:font-name="Georgia, 'Bitstream Charter', s" fo:color="#333333" fo:font-size="10pt" style:font-size-asian="10pt"/>
    </style:style>
    <style:style style:name="T105" style:parent-style-name="Policepardéfaut" style:family="text">
      <style:text-properties style:font-name="Georgia, 'Bitstream Charter', s" fo:color="#333333" fo:font-size="10pt" style:font-size-asian="10pt"/>
    </style:style>
    <style:style style:name="T106" style:parent-style-name="Policepardéfaut" style:family="text">
      <style:text-properties style:font-name="Comic Sans MS" fo:color="#000000" fo:font-size="8pt" style:font-size-asian="8pt" style:font-size-complex="8pt"/>
    </style:style>
    <style:style style:name="T107" style:parent-style-name="Policepardéfaut" style:family="text">
      <style:text-properties style:font-name="Comic Sans MS" fo:color="#000000" fo:font-size="8pt" style:font-size-asian="8pt" style:font-size-complex="8pt"/>
    </style:style>
    <style:style style:name="T108" style:parent-style-name="Policepardéfaut" style:family="text">
      <style:text-properties style:font-name="Comic Sans MS" fo:color="#000000" fo:letter-spacing="-0.0104in" fo:font-size="8pt" style:font-size-asian="8pt" style:font-size-complex="8pt"/>
    </style:style>
    <style:style style:name="T109" style:parent-style-name="Policepardéfaut" style:family="text">
      <style:text-properties style:font-name="Comic Sans MS" fo:color="#000000" fo:font-size="8pt" style:font-size-asian="8pt" style:font-size-complex="8pt"/>
    </style:style>
    <style:style style:name="T110" style:parent-style-name="Policepardéfaut" style:family="text">
      <style:text-properties style:font-name="Comic Sans MS" fo:color="#000000" fo:font-size="8pt" style:font-size-asian="8pt" style:font-size-complex="8pt"/>
    </style:style>
    <style:style style:name="T111" style:parent-style-name="Policepardéfaut" style:family="text">
      <style:text-properties style:font-name="Comic Sans MS" fo:color="#000000" fo:font-size="8pt" style:font-size-asian="8pt" style:font-size-complex="8pt"/>
    </style:style>
    <style:style style:name="T112" style:parent-style-name="Policepardéfaut" style:family="text">
      <style:text-properties style:font-name="Comic Sans MS" fo:color="#000000" fo:font-size="8pt" style:font-size-asian="8pt" style:font-size-complex="8pt"/>
    </style:style>
    <style:style style:name="T113" style:parent-style-name="Policepardéfaut" style:family="text">
      <style:text-properties style:font-name="Comic Sans MS" fo:font-size="8pt" style:font-size-asian="8pt" style:font-size-complex="8pt"/>
    </style:style>
    <style:style style:name="T114" style:parent-style-name="Policepardéfaut" style:family="text">
      <style:text-properties style:font-name="Comic Sans MS" fo:font-size="8pt" style:font-size-asian="8pt" style:font-size-complex="8pt"/>
    </style:style>
    <style:style style:name="P115" style:parent-style-name="Standard" style:family="paragraph">
      <style:text-properties style:font-name="Comic Sans MS" fo:font-size="8pt" style:font-size-asian="8pt" style:font-size-complex="8pt"/>
    </style:style>
    <style:style style:name="P116" style:parent-style-name="Standard" style:family="paragraph">
      <style:text-properties style:font-name="Comic Sans MS" fo:font-size="8pt" style:font-size-asian="8pt" style:font-size-complex="8pt"/>
    </style:style>
    <style:style style:name="P117" style:parent-style-name="Standard" style:family="paragraph">
      <style:text-properties style:font-name="Comic Sans MS" fo:font-size="8pt" style:font-size-asian="8pt" style:font-size-complex="8pt"/>
    </style:style>
    <style:style style:name="P118" style:parent-style-name="Standard" style:family="paragraph">
      <style:text-properties style:font-name="Comic Sans MS" fo:font-size="8pt" style:font-size-asian="8pt" style:font-size-complex="8pt"/>
    </style:style>
    <style:style style:name="P119" style:parent-style-name="Standard" style:family="paragraph">
      <style:text-properties style:font-name="Comic Sans MS" fo:font-size="8pt" style:font-size-asian="8pt" style:font-size-complex="8pt"/>
    </style:style>
    <style:style style:name="P120" style:parent-style-name="Standard" style:family="paragraph">
      <style:text-properties style:font-name="Comic Sans MS" fo:font-size="8pt" style:font-size-asian="8pt" style:font-size-complex="8pt"/>
    </style:style>
    <style:style style:name="P121" style:parent-style-name="Standard" style:family="paragraph">
      <style:text-properties style:font-name="Comic Sans MS" fo:font-size="8pt" style:font-size-asian="8pt" style:font-size-complex="8pt"/>
    </style:style>
    <style:style style:name="P122" style:parent-style-name="Standard" style:family="paragraph">
      <style:text-properties style:font-name="Comic Sans MS" fo:font-size="8pt" style:font-size-asian="8pt" style:font-size-complex="8pt"/>
    </style:style>
    <style:style style:name="P123" style:parent-style-name="Standard" style:family="paragraph">
      <style:text-properties style:font-name="Comic Sans MS" fo:font-size="8pt" style:font-size-asian="8pt" style:font-size-complex="8pt"/>
    </style:style>
    <style:style style:name="P124" style:parent-style-name="Standard" style:family="paragraph">
      <style:text-properties style:font-name="Comic Sans MS" fo:font-size="8pt" style:font-size-asian="8pt" style:font-size-complex="8pt"/>
    </style:style>
    <style:style style:name="P125" style:parent-style-name="Standard" style:family="paragraph">
      <style:text-properties style:font-name="Comic Sans MS" fo:font-size="8pt" style:font-size-asian="8pt" style:font-size-complex="8pt"/>
    </style:style>
    <style:style style:name="P126" style:parent-style-name="Standard" style:family="paragraph">
      <style:text-properties style:font-name="Comic Sans MS" fo:font-size="8pt" style:font-size-asian="8pt" style:font-size-complex="8pt"/>
    </style:style>
    <style:style style:name="P127" style:parent-style-name="Standard" style:family="paragraph">
      <style:text-properties style:font-name="Comic Sans MS" fo:font-size="8pt" style:font-size-asian="8pt" style:font-size-complex="8pt"/>
    </style:style>
    <style:style style:name="P128" style:parent-style-name="Standard" style:family="paragraph">
      <style:text-properties style:font-name="Comic Sans MS" fo:font-size="8pt" style:font-size-asian="8pt" style:font-size-complex="8pt"/>
    </style:style>
    <style:style style:name="P129" style:parent-style-name="Standard" style:family="paragraph">
      <style:text-properties style:font-name="Comic Sans MS" fo:font-size="8pt" style:font-size-asian="8pt" style:font-size-complex="8pt"/>
    </style:style>
    <style:style style:name="P130" style:parent-style-name="Standard" style:family="paragraph">
      <style:text-properties style:font-name="Comic Sans MS" fo:font-size="8pt" style:font-size-asian="8pt" style:font-size-complex="8pt"/>
    </style:style>
    <style:style style:name="P131" style:parent-style-name="Standard" style:family="paragraph">
      <style:text-properties style:font-name="Comic Sans MS" fo:font-size="8pt" style:font-size-asian="8pt" style:font-size-complex="8pt"/>
    </style:style>
    <style:style style:name="P132" style:parent-style-name="Standard" style:family="paragraph">
      <style:text-properties style:font-name="Comic Sans MS" fo:font-size="8pt" style:font-size-asian="8pt" style:font-size-complex="8pt"/>
    </style:style>
    <style:style style:name="P133" style:parent-style-name="Standard" style:family="paragraph">
      <style:text-properties style:font-name="Comic Sans MS" fo:font-size="8pt" style:font-size-asian="8pt" style:font-size-complex="8pt"/>
    </style:style>
    <style:style style:name="P134" style:parent-style-name="Standard" style:family="paragraph">
      <style:text-properties style:font-name="Comic Sans MS" fo:color="#000000" fo:font-size="8pt" style:font-size-asian="8pt" style:font-size-complex="8pt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frame draw:z-index="251659264" draw:id="id0" draw:style-name="a0" draw:name="Cadre2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3"><draw:frame draw:z-index="3" draw:id="id1" draw:style-name="a1" draw:name="Cadre4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4"><draw:frame draw:z-index="5" draw:id="id2" draw:style-name="a2" draw:name="Cadre6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5"><draw:frame draw:z-index="7" draw:id="id3" draw:style-name="a3" draw:name="Cadre8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6"><draw:frame draw:z-index="9" draw:id="id4" draw:style-name="a4" draw:name="Cadre10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7"><draw:frame draw:z-index="11" draw:id="id5" draw:style-name="a5" draw:name="Cadre12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8"><draw:frame draw:z-index="13" draw:id="id6" draw:style-name="a6" draw:name="Cadre14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9"><draw:frame draw:z-index="15" draw:id="id7" draw:style-name="a7" draw:name="Cadre16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10"><draw:frame draw:z-index="17" draw:id="id8" draw:style-name="a8" draw:name="Cadre18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11"><draw:frame draw:z-index="19" draw:id="id9" draw:style-name="a9" draw:name="Cadre20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12"><draw:frame draw:z-index="21" draw:id="id10" draw:style-name="a10" draw:name="Cadre22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13"><draw:frame draw:z-index="23" draw:id="id11" draw:style-name="a11" draw:name="Cadre24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14"><draw:frame draw:z-index="25" draw:id="id12" draw:style-name="a12" draw:name="Cadre26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15"><draw:frame draw:z-index="27" draw:id="id13" draw:style-name="a13" draw:name="Cadre28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16">One: Number 31, 1950 de Jackson Pollock + dimension</text:span></text:h>
      <text:h text:style-name="P17" text:outline-level="1"><text:span text:style-name="T18">Nous allons maintenant nous intéresser à un tableau particulièrement<text:s/></text:span><text:span text:style-name="T19">représentatif de ce mouvement.</text:span></text:h>
      <text:p text:style-name="P20"/>
      <text:p text:style-name="Textbody"><text:span text:style-name="T21">Il se nomme « One : Number 31 » - que vous pouvez voir ici – a été peint par Jackson Pollock et a été réalisé dans la succession de peintures entre l'été et l'automne 1950.<text:s/></text:span><text:span text:style-name="T22"><text:s/></text:span></text:p>
      <text:p text:style-name="Textbody"><text:span text:style-name="T23">Pollock peignait<text:s/></text:span><text:span text:style-name="T24">une toile non tendue et<text:s/></text:span><text:span text:style-name="T25">non<text:s/></text:span><text:span text:style-name="T26">préparée</text:span><text:span text:style-name="T27"><text:s/>posée à plat sur le sol, par son grand format il ne pouvait jamais voir la composition de façon globale.<text:s/></text:span><text:span text:style-name="T28"><text:s/>marche dessus, circule autour, abandonne aussi les outils traditionnels du peintre – pinceaux et paletette- pour se servir de bâtons, truelle</text:span><text:span text:style-name="T29">s et couteaux. Il laisse s'égoutter de la couleur très diluée l(technique du « dripping » :<text:s/></text:span><text:span text:style-name="T30">de l'anglais </text:span><text:span text:style-name="T31">to drip</text:span><text:span text:style-name="T32">, « laisser goutter ») qui <text:s/>consiste à faire des superpositions de plusieurs couleurs)<text:s/></text:span><text:span text:style-name="T33">ou bien modèle au contraire d'épais empâtements (touches<text:s/></text:span><text:span text:style-name="T34">très épaisses) qu'il construit à l'aide de sable, de verre brisé et de matériaux divers. dépose ou y projette vigoureusement des gouttes et</text:span><text:span text:style-name="T35">des coulures de <text:s/>peinture<text:s/></text:span><text:span text:style-name="T36">pouring</text:span><text:span text:style-name="T37"> (coulage à partir d'un pot de peinture ou d'un bâton)qu'il répartissait par gestes<text:s/></text:span><text:span text:style-name="T38">amples, mais contrôlés. résultent du </text:span><text:a xlink:href="https://fr.wikipedia.org/wiki/All-over" office:target-frame-name="_top" xlink:show="replace"><text:span text:style-name="T39">all-over</text:span></text:a><text:span text:style-name="T40">. (</text:span><text:span text:style-name="T41">« partout »</text:span><text:span text:style-name="T42">pratique apparue en </text:span><text:a xlink:href="https://fr.wikipedia.org/wiki/Peinture" office:target-frame-name="_top" xlink:show="replace"><text:span text:style-name="T43">peinture</text:span></text:a><text:span text:style-name="T44"> vers </text:span><text:a xlink:href="https://fr.wikipedia.org/wiki/1948" office:target-frame-name="_top" xlink:show="replace"><text:span text:style-name="T45">1948</text:span></text:a><text:span text:style-name="T46">, qui consiste à répartir de façon plus ou moins uniforme les éléments picturaux sur toute la surface du tableau -  </text:span><text:a xlink:href="https://fr.wikipedia.org/wiki/Janet_Sobel" office:target-frame-name="_top" xlink:show="replace"><text:span text:style-name="T47">Janet Sobel</text:span></text:a><text:span text:style-name="T48">)</text:span></text:p>
      <text:p text:style-name="Textbody"><text:span text:style-name="T49">&gt;<text:s/></text:span><text:span text:style-name="T50">Chaque coup de pinceau annule le précédent et le rapport de c</text:span><text:span text:style-name="T51">elui-ci avec la surface du fond.</text:span></text:p>
      <text:p text:style-name="P52"/>
      <text:p text:style-name="Textbody"><text:span text:style-name="T53">Ces techniques <text:s/>sont constitutives de l'</text:span><text:a xlink:href="https://fr.wikipedia.org/wiki/Action_painting" office:target-frame-name="_top" xlink:show="replace"><text:span text:style-name="T54">Action painting</text:span></text:a><text:span text:style-name="T55">.</text:span></text:p>
      <text:p text:style-name="Textbody"><text:span text:style-name="T56">Outre la manière de peindre, les tableaux issus de cette technique partagent plusieurs<text:s/></text:span><text:span text:style-name="T57">caractéristiques. Que nous retrouvons par ailleurs dans la production de notre robot.</text:span></text:p>
      <text:p text:style-name="Textbody"/>
      <text:p text:style-name="Textbody"><text:span text:style-name="T58">Général :</text:span></text:p>
      <text:p text:style-name="Textbody"><text:span text:style-name="T59">Peinture abstraite, pas la représentation d'un objet extérieur Pollock : veut que la peinture soit d'abord <text:s/>et non illustration ou copie de la réalité, qu'elle</text:span><text:span text:style-name="T60"><text:s/>puisse se passer de sujet et être avant tout forme, couleurs...que les matériaux utilisés sur sa toile apparaissent en tant que tels : des couleurs sur une toile. Important : sensation directe que l'oeuvre produit.</text:span></text:p>
      <text:p text:style-name="P61">Composition :</text:p>
      <text:p text:style-name="P62">Ainsi, on peut remarquer l'absence de point de fuite ou foyer puisqu'il n'y a pas de composition centrée aussi bien chez Pollock que dans […].</text:p>
      <text:p text:style-name="Textbody"><text:span text:style-name="T63">Le peintre et le robot ne font pas de différenciation entre les différentes parties de la toile, toutes sont traitées de la même manière. L</text:span><text:span text:style-name="T64">a peinture ne semble pas s’arrêter à la matérialité physique de la toile, et donne une impression de hors-champs.</text:span></text:p>
      <text:p text:style-name="Textbody"><text:span text:style-name="T65">Cadre</text:span></text:p>
      <text:p text:style-name="Textbody"><text:span text:style-name="T66">Pollock : ne tient pas compte des bords, couvre la toile entièrement comme si elle se prolongeait à l'infini : peinture sort de la toile</text:span><text:span text:style-name="T67"><text:s/>comme <text:s/>le bras de Casualis !</text:span></text:p>
      <text:p text:style-name="P68">Couleurs :</text:p>
      <text:p text:style-name="Textbody"><text:span text:style-name="T69">Elle est posée sur la toile selon des rythmes plastiques : ici déterminée par le mouvement du corps de l'artiste et là par</text:span><text:span text:style-name="T70"><text:s/></text:span><text:span text:style-name="T71">le codage (temps d'attente de 3 secondes) avec une part d'aléa dans les deux cas (le peintre</text:span><text:span text:style-name="T72"><text:s/>ne peut pas prévoir exactement où sa peinture peut se déposer, le mouvement du robot est aussi lui soumis à un jeu de hasard) Automatisme du geste (en peignant sans réfléchir – par pu automatisme / version codée)</text:span></text:p>
      <text:p text:style-name="P73"/>
      <text:p text:style-name="P74">Différences :</text:p>
      <text:p text:style-name="Textbody"><text:span text:style-name="T75">Différentes couleurs ne son</text:span><text:span text:style-name="T76">t pas appliqués<text:s/></text:span><text:span text:style-name="T77">'une après l'autre mais simultanément :<text:s/></text:span><text:span text:style-name="T78">parfois elles se mélangent, se fondent l'une dans l'autre ! Différent robot</text:span></text:p>
      <text:p text:style-name="Standard"><text:span text:style-name="T79">Format différent<text:s/></text:span><text:span text:style-name="T80">grand 2,7m x 5,31m/ petit</text:span></text:p>
      <text:p text:style-name="P81">Exceptionnellement grand pour une peinture abstraite : innovation. Pollock agrandit aux dimensions d'une peinture murale une œuvre peinte à la manière d'un tableau de chevalet (1) (de dimensions assez restreintes) =&gt; donne d'autant plus de force à son geste, spectateur s'approche pour voir les détails se trouve projeté au cœur de la peinture</text:p>
      <text:soft-page-break/>
      <text:p text:style-name="P82">Support, Peinture/Feutres</text:p>
      <text:p text:style-name="P83"/>
      <text:p text:style-name="P84"/>
      <text:p text:style-name="P85">TITRE</text:p>
      <text:p text:style-name="P86">Les titres n'ont pas d'importances, ils sont piochés parmi un choix de possibilité : au hasard parmi une liste de mots pour Casualis / un numéro Pollock (Pour ne pas donner un sens trop précis à des peintures abstraites, Pollock les a souvent intitulées après 1947, par des numéros qui permettent simplement de les distinguer. Quand les deux éléments d'un titre sont de pollock ; ils sont séparés par deux points, quand ce n'est pas le cas par une barre (donné par son propriétaire par exemple). ) A pour fonction de distinguer l'oeuvre</text:p>
      <text:p text:style-name="P87"/>
      <text:p text:style-name="P88">Couleurs :</text:p>
      <text:p text:style-name="Textbody"><text:span text:style-name="T89">austères,<text:s/></text:span><text:span text:style-name="T90">sombres : noir, bleu, gris, marron, blanc sur un fond blanc</text:span><text:span text:style-name="T91">, cherchent à éviter les effets trop séduisants ou décoratifs</text:span></text:p>
      <text:p text:style-name="Standard"/>
      <text:p text:style-name="Standard"><text:span text:style-name="T92">nouveau style pictural : un style abstrait, de</text:span><text:span text:style-name="T93"><text:s/>larges coups de pinceaux, des « gestes » amples et vifs qui balaient la toile Action painting (peinture gestuelle)</text:span><text:span text:style-name="T94"><text:line-break/></text:span><text:line-break/><text:span text:style-name="T95"><text:line-break/></text:span></text:p>
      <text:p text:style-name="P96"/>
      <text:p text:style-name="P97"/>
      <text:p text:style-name="Textbody"><text:span text:style-name="T98"><text:line-break/></text:span><text:span text:style-name="T99"><text:line-break/></text:span><text:span text:style-name="T100"><text:line-break/></text:span><text:span text:style-name="T101"><text:line-break/></text:span><text:span text:style-name="T102"><text:line-break/></text:span><text:span text:style-name="T103">Le terme de all over apparaît dans les années 50 avec la naissance de l’action painting. All over, qui pourrait se traduire par «<text:s/></text:span><text:span text:style-name="T104">partout », signifie, quand il est appliqué à la peinture, un traitement homogène de la surface de la toile, la peinture est déposée de manière égale. Par ce traitement particulier, les codes traditionnels de la peinture sont rompus, le « figuré » n’est plu</text:span><text:span text:style-name="T105">s hiérarchisée, et la toile n’a pas de sens d’accrochage proprement défini.</text:span><text:span text:style-name="T106"><text:line-break/></text:span><text:span text:style-name="T107">l</text:span><text:span text:style-name="T108">L’artiste entend laisser l’empreinte de son geste : sa composition devient</text:span><text:span text:style-name="T109">progressivement homogène et ﬁxe de façon abstraite l’ensemble du processus créatif.</text:span><text:span text:style-name="T110"><text:line-break/></text:span><text:span text:style-name="T111"><text:line-break/></text:span><text:span text:style-name="T112"><text:line-break/></text:span><text:span text:style-name="T113">Surréalistes André<text:s/></text:span><text:span text:style-name="T114">Masson/ Max ernst (1)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rial, Helvetica, sans-serif" svg:font-family="Arial, Helvetica, sans-serif" style:font-family-generic="system"/>
    <style:font-face style:name="Comic Sans MS" svg:font-family="Comic Sans MS" style:font-family-generic="script" style:font-pitch="variable" svg:panose-1="3 15 7 2 3 3 2 2 2 4"/>
    <style:font-face style:name="sans-serif" svg:font-family="sans-serif" style:font-family-generic="system"/>
    <style:font-face style:name="Georgia, 'Bitstream Charter', s" svg:font-family="Georgia, 'Bitstream Charter', s" style:font-family-generic="system"/>
    <style:font-face style:name="MoMA Sans" svg:font-family="MoMA Sans" style:font-family-generic="system"/>
    <style:font-face style:name="open sansregular" svg:font-family="open sansregular" style:font-family-generic="system"/>
    <style:font-face style:name="ff4, Georgia1, Georgia, serif" svg:font-family="ff4, Georgia1, Georgia,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ane LE PIVERT</meta:initial-creator>
    <dc:creator>Anatole PAPIN</dc:creator>
    <meta:creation-date>2018-01-30T08:15:00Z</meta:creation-date>
    <dc:date>2018-02-06T08:14:00Z</dc:date>
    <meta:template xlink:href="Normal" xlink:type="simple"/>
    <meta:editing-cycles>5</meta:editing-cycles>
    <meta:editing-duration>PT180S</meta:editing-duration>
    <meta:document-statistic meta:page-count="2" meta:paragraph-count="11" meta:word-count="851" meta:character-count="5523" meta:row-count="39" meta:non-whitespace-character-count="4683"/>
  </office:meta>
</office:document-meta>
</file>